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Generator.isMonochromeImage( RenderedImage im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CLGenerator.calculatePCLResolution( int resolution , boolean increas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CLGenerator.enterPCLMode( boolean restorePreviousPCLCur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Generator.selectGrayscale( Color co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CLGenerator.convertToPCLShade(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enerator.fillRect( int w , int h , Color c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CLGenerator.formF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calculatePCLResolution(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tSourceTransparencyMode( boolean trans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enterHPGL2Mode( boolean restorePreviousHPGL2Cur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CLGenerator.changePrintDirection( int ro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getAdjustedDimension( Dimension orgDim , double orgResolution , int pclResolu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CLGenerator.setTextLength( int numberOf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isGrayscaleImage( RenderedImage 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write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formatDouble4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universalEndOf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popCursor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tRasterGraphicsResolution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formatDouble2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tPatternTransparencyMode( boolean trans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clearHorizontalMar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deriveBayerMatrix( int [ ]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CLGenerator.selectDuplexMode( int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PCLGenerato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getMaximumBitmap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lectCurrentPattern( int patternID , int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CLGenerator.setCursorPos( double x , double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Generator.setTopMargin( int numberOf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createMonochromeBitmapConvert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CLGenerator.selectPaperSource( int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lectPageSize( int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tValueInMatrix( int [ ] dn , int half , int part , int idx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CLGenerator.pushCursor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paintMonochromeBitmap( RenderedImage img , int resolut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0">
            <text:p text:style-name="Table_20_Contents">40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CLGenerator.defineGrayscalePattern( Color col , int patternID , int ditherMatrix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CLGenerator.PCLGenerator( OutputStream out , int maxResolu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CLGenerator.getMask( RenderedImage img , Dimension targetDi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CLGenerator.resetPr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isValidPCLResolution(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convertToGray( int r , int g ,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paintBitmap( RenderedImage img , Dimension targetDim , boolean sourceTransparenc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PCLGenerator.setUnitOfMeasur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parateJo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writeComman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Generato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tVMI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Generator.setTransparencyMode( boolean source , boolean patter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